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ize="15pt" officeooo:rsid="000ccae2" officeooo:paragraph-rsid="000ccae2" style:font-size-asian="15pt" style:font-size-complex="15pt"/>
    </style:style>
    <style:style style:name="P2" style:family="paragraph" style:parent-style-name="Standard">
      <style:text-properties fo:font-size="15pt" officeooo:rsid="000ccae2" officeooo:paragraph-rsid="000ccae2" style:font-size-asian="13.1000003814697pt" style:font-size-complex="15pt"/>
    </style:style>
    <style:style style:name="P3" style:family="paragraph" style:parent-style-name="Standard">
      <style:text-properties fo:font-size="12pt" officeooo:rsid="000ccae2" officeooo:paragraph-rsid="000ccae2" style:font-size-asian="10.5pt" style:font-size-complex="12pt"/>
    </style:style>
    <style:style style:name="P4" style:family="paragraph" style:parent-style-name="Standard">
      <style:text-properties fo:font-size="12pt" officeooo:rsid="000ccae2" officeooo:paragraph-rsid="000ccae2" style:font-size-asian="10.5pt" style:font-size-complex="12pt"/>
    </style:style>
    <style:style style:name="P5" style:family="paragraph" style:parent-style-name="Standard">
      <style:text-properties fo:font-size="12pt" officeooo:rsid="000d3948" officeooo:paragraph-rsid="000d3948" style:font-size-asian="10.5pt" style:font-size-complex="12pt"/>
    </style:style>
    <style:style style:name="T1" style:family="text">
      <style:text-properties officeooo:rsid="000cfd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jor update</text:p>
      <text:p text:style-name="P3">Nothing major to update. Working to make the pattern recognition work. Decided that the generator algorithm was working fine and finding some new ideas for the adversarial part to make a better Model. Been working to strengthening the basics of the Model designing and pattern analysis as it seems much different from natural photos. Also starting the artificial intelligence course from the basics. Using Andrew Ang course from the youtube for the purpose. <text:span text:style-name="T1">Clothing pattern detection and creation has not been done before according to my research. So, it will require some time for the process to be baked.</text:span></text:p>
      <text:p text:style-name="P5"/>
      <text:p text:style-name="P5">Research is being done to find the cause of the instability in training the GAN for synthesis of design. A good source for the problem of the “oscillating” output was found in the following page:<text:line-break/><text:a xlink:type="simple" xlink:href="https://machinelearningmastery.com/how-to-train-stable-generative-adversarial-networks/" text:style-name="Internet_20_link" text:visited-style-name="Visited_20_Internet_20_Link">https://machinelearningmastery.com/how-to-train-stable-generative-adversarial-networks/</text:a></text:p>
      <text:p text:style-name="P5">Hopefully this solves the issue of the non convergence of GAN and gives us further insights in this unknown territory.</text:p>
      <text:p text:style-name="P3"/>
      <text:p text:style-name="P3"/>
      <text:p text:style-name="P2">Future plan</text:p>
      <text:p text:style-name="P3">Planning to finish the course and gather a new idea to test out by the end of the next week and probably get a pretty good result.</text:p>
      <text:p text:style-name="P5">A new update and overhaul to the old sigil training algorithm using this new method.</text:p>
      <text:p text:style-name="P3"/>
      <text:p text:style-name="P3"/>
      <text:p text:style-name="P3">Thank you!!</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30T23:35:57.258104926</meta:creation-date>
    <meta:generator>LibreOffice/6.4.2.2$Linux_X86_64 LibreOffice_project/40$Build-2</meta:generator>
    <dc:date>2020-04-01T01:15:25.548593319</dc:date>
    <meta:editing-duration>PT32M19S</meta:editing-duration>
    <meta:editing-cycles>3</meta:editing-cycles>
    <meta:document-statistic meta:table-count="0" meta:image-count="0" meta:object-count="0" meta:page-count="1" meta:paragraph-count="8" meta:word-count="203" meta:character-count="1256" meta:non-whitespace-character-count="1061"/>
  </office:meta>
</office:document-meta>
</file>